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cm" draw:shadow="hidden"/>
    </style:style>
    <style:style style:name="gr5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startKIT</text:span></text:p>
          <text:p text:style-name="P1"><text:span text:style-name="T1">GPIO</text:span></text:p>
          <text:p text:style-name="P1"><text:span text:style-name="T1">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g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193cm" svg:y1="2.707cm" svg:x2="10.107cm" svg:y2="2.707cm" draw:start-shape="id1" draw:start-glue-point="5" draw:end-shape="id2" draw:end-glue-point="11" svg:d="M15193 2707h-5086" svg:viewBox="0 0 5087 1">
          <text:p/>
        </draw:connector>
        <draw:frame draw:style-name="gr3" draw:text-style-name="P3" draw:layer="layout" svg:width="3cm" svg:height="1.673cm" svg:x="11.2cm" svg:y="2.598cm">
          <draw:text-box>
            <text:p><text:span text:style-name="T2">startkit_led_if</text:span></text:p>
          </draw:text-box>
        </draw:frame>
        <draw:connector draw:style-name="gr2" draw:text-style-name="P1" draw:layer="layout" svg:x1="14.9cm" svg:y1="3.45cm" svg:x2="11.907cm" svg:y2="6.607cm" draw:start-shape="id1" draw:start-glue-point="6" draw:end-shape="id3" draw:end-glue-point="11" svg:d="M14900 3450h-1324v3157h-1669" svg:viewBox="0 0 2994 3158">
          <text:p/>
        </draw:connector>
        <draw:frame draw:style-name="gr4" draw:text-style-name="P3" draw:layer="layout" svg:width="3cm" svg:height="0.602cm" svg:x="11.1cm" svg:y="4.4cm">
          <draw:text-box>
            <text:p><text:span text:style-name="T2">startkit_button_if</text:span></text:p>
          </draw:text-box>
        </draw:frame>
        <draw:custom-shape draw:style-name="gr1" draw:text-style-name="P2" xml:id="id4" draw:id="id4" draw:layer="layout" svg:width="2cm" svg:height="2.1cm" svg:x="4.8cm" svg:y="5.3cm">
          <text:p text:style-name="P1"><text:span text:style-name="T1">user </text:span></text:p>
          <text:p text:style-name="P1"><text:span text:style-name="T1">p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2.1cm" svg:x="10.2cm" svg:y="6.3cm">
          <text:p text:style-name="P1"><text:span text:style-name="T1">computer </text:span></text:p>
          <text:p text:style-name="P1"><text:span text:style-name="T1">p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6.8cm" svg:y1="6.35cm" svg:x2="8.4cm" svg:y2="3.45cm" draw:start-shape="id4" draw:start-glue-point="10" draw:end-shape="id2" svg:d="M6800 6350h826v-2900h774" svg:viewBox="0 0 1601 2901">
          <text:p/>
        </draw:connector>
        <draw:connector draw:style-name="gr5" draw:text-style-name="P1" draw:layer="layout" svg:x1="10.2cm" svg:y1="7.35cm" svg:x2="9.4cm" svg:y2="4.5cm" draw:start-shape="id3" draw:start-glue-point="6" draw:end-shape="id2" draw:end-glue-point="8" svg:d="M10200 7350h-800v-2850" svg:viewBox="0 0 801 2851">
          <text:p/>
        </draw:connector>
        <draw:connector draw:style-name="gr5" draw:text-style-name="P1" draw:layer="layout" draw:line-skew="0.924cm" svg:x1="12.2cm" svg:y1="7.35cm" svg:x2="15.193cm" svg:y2="4.193cm" draw:start-shape="id3" draw:start-glue-point="10" draw:end-shape="id1" draw:end-glue-point="7" svg:d="M12200 7350h2300v-3157h693" svg:viewBox="0 0 2994 3158">
          <text:p/>
        </draw:connector>
        <draw:frame draw:style-name="gr4" draw:text-style-name="P3" draw:layer="layout" svg:width="3cm" svg:height="0.602cm" svg:x="14.3cm" svg:y="5.498cm">
          <draw:text-box>
            <text:p><text:span text:style-name="T2">slider_if</text:span></text:p>
          </draw:text-box>
        </draw:frame>
        <draw:frame draw:style-name="gr4" draw:text-style-name="P3" draw:layer="layout" svg:width="3cm" svg:height="0.602cm" svg:x="6cm" svg:y="4cm">
          <draw:text-box>
            <text:p><text:span text:style-name="T2">player_if</text:span></text:p>
          </draw:text-box>
        </draw:frame>
        <draw:frame draw:style-name="gr4" draw:text-style-name="P3" draw:layer="layout" svg:width="3cm" svg:height="0.602cm" svg:x="9.4cm" svg:y="5.1cm">
          <draw:text-box>
            <text:p><text:span text:style-name="T2">player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21T22:31:09.247004586</dc:date>
    <dc:creator>David Lacey</dc:creator>
    <meta:editing-duration>PT1H30M26S</meta:editing-duration>
    <meta:editing-cycles>8</meta:editing-cycles>
    <meta:generator>LibreOffice/4.2.7.2$Linux_X86_64 LibreOffice_project/420m0$Build-2</meta:generator>
    <meta:document-statistic meta:object-count="14"/>
  </office:meta>
</office:document-meta>
</file>